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3"/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  <text:p text:style-name="P15"/>
      <text:p text:style-name="P15">Sun 4/16/2017 <text:span text:style-name="T1">5 miles</text:span></text:p>
      <text:p text:style-name="P15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5"/>
      <text:p text:style-name="P15">Mon 4/17/2017 <text:span text:style-name="T1">6 miles</text:span></text:p>
      <text:p text:style-name="P15">I ran 3 miles on bike and walking paths averaging 8:55/miles and rested 4:00. <text:s/></text:p>
      <text:p text:style-name="P15">Then I walked 1 mile in 12:05. <text:s/>Later in the day I rode 6 miles on a bike which I take to be equivalent to 2 miles of <text:s/>running.</text:p>
      <text:p text:style-name="P15"/>
      <text:p text:style-name="P15">Tues 4/18/2017 <text:s/><text:span text:style-name="T1">3 miles</text:span></text:p>
      <text:p text:style-name="P16">I walked and ran 3 miles averaging 11:30/mile on bike and walking paths. I ran ¼ mile, walked ¼ mile and repeated to the end. <text:s/>My running pace was about 10:00/mile and walking pace about 13:00/mile. 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8T10:33:27.86</dc:date>
    <dc:creator>James Lombardi</dc:creator>
    <meta:editing-duration>PT23H48M25S</meta:editing-duration>
    <meta:editing-cycles>172</meta:editing-cycles>
    <meta:document-statistic meta:table-count="0" meta:image-count="0" meta:object-count="0" meta:page-count="6" meta:paragraph-count="115" meta:word-count="1708" meta:character-count="8303"/>
  </office:meta>
</office:document-meta>
</file>